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Heading_20_1" style:master-page-name="First_20_Page">
      <style:paragraph-properties style:page-number="auto"/>
      <style:text-properties officeooo:rsid="0013e5b4" officeooo:paragraph-rsid="0013e5b4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000080" fo:font-weight="bold"/>
    </style:style>
    <style:style style:name="T4" style:family="text">
      <style:text-properties fo:color="#000080" style:font-name="Courier New1" fo:font-weight="bold"/>
    </style:style>
    <style:style style:name="T5" style:family="text">
      <style:text-properties fo:color="#008000" fo:font-weight="bold"/>
    </style:style>
    <style:style style:name="T6" style:family="text">
      <style:text-properties fo:color="#008000" style:font-name="Courier New1" fo:font-weight="bold"/>
    </style:style>
    <style:style style:name="T7" style:family="text">
      <style:text-properties style:font-name="Courier New1"/>
    </style:style>
    <style:style style:name="T8" style:family="text">
      <style:text-properties fo:color="#808000"/>
    </style:style>
    <style:style style:name="T9" style:family="text">
      <style:text-properties fo:color="#808000" style:font-name="Courier New1"/>
    </style:style>
    <style:style style:name="T10" style:family="text">
      <style:text-properties fo:font-variant="normal" fo:text-transform="none" fo:color="#555555" style:font-name="arial" fo:font-size="9pt" fo:letter-spacing="normal" fo:font-style="normal" fo:font-weight="normal"/>
    </style:style>
    <style:style style:name="T11" style:family="text">
      <style:text-properties officeooo:rsid="001373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41489521" text:style-name="Outline">
        <text:list-item>
          <text:h text:style-name="P4" text:outline-level="1">Scaffold-WebViewScaffold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<text:span text:style-name="T11">Muestra página web mas o menos no mas</text:span></text:p>
      <text:p text:style-name="Standard"/>
      <text:p text:style-name="Standard">F.Creación: <text:span text:style-name="T11">10-8</text:span>-2018</text:p>
      <text:p text:style-name="Standard"/>
      <text:p text:style-name="P1">Programa:<text:span text:style-name="T10">luciano.pinto@gmail.com</text:span> </text:p>
      <text:p text:style-name="P1"/>
      <text:p text:style-name="P1">Fuente:<text:span text:style-name="T11">Correos de flutte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5"><text:span text:style-name="T3">import </text:span><text:span text:style-name="T5">'package:flutter/material.dart'</text:span>;</text:p>
      <text:p text:style-name="P5"><text:span text:style-name="T3">import </text:span><text:span text:style-name="T5">'package:flutter_webview_plugin/flutter_webview_plugin.dart'</text:span>;</text:p>
      <text:p text:style-name="P7">//const URL = 'http://diariodigital.seduc.am.gov.br'; //This link is the one for our web application that I want to run</text:p>
      <text:p text:style-name="P7">//const URL = 'http://g1.globo.com'; //This is another page I tried loading, to no avail.</text:p>
      <text:p text:style-name="P7">//const URL = 'http://flutter.io'; // This page works just fine</text:p>
      <text:p text:style-name="P7">//const URL = 'https://google.com'; // So does this one</text:p>
      <text:p text:style-name="P5"><text:span text:style-name="T3">const </text:span>URL =<text:span text:style-name="T5">"https://google.cl/"</text:span>;</text:p>
      <text:p text:style-name="P5"><text:span text:style-name="T3">const </text:span>TITLE = <text:span text:style-name="T5">'Webview Test'</text:span>;</text:p>
      <text:p text:style-name="P5"><text:span text:style-name="T3">void </text:span>main() =&gt; runApp(<text:span text:style-name="T3">new </text:span>MyApp());</text:p>
      <text:p text:style-name="P5"><text:span text:style-name="T3">class </text:span>MyApp <text:span text:style-name="T3">extends </text:span>StatelessWidget {</text:p>
      <text:p text:style-name="P6"><text:s text:c="2"/><text:span text:style-name="T9">@override</text:span></text:p>
      <text:p text:style-name="P6"><text:span text:style-name="T8"><text:s text:c="2"/></text:span><text:span text:style-name="T7">Widget build(BuildContext context) {</text:span></text:p>
      <text:p text:style-name="P6"><text:s text:c="4"/><text:span text:style-name="T4">return new </text:span><text:span text:style-name="T7">MaterialApp(</text:span></text:p>
      <text:p text:style-name="P6"><text:s text:c="6"/><text:span text:style-name="T7">title: TITLE,</text:span></text:p>
      <text:p text:style-name="P6"><text:s text:c="6"/><text:span text:style-name="T7">theme: </text:span><text:span text:style-name="T4">new </text:span><text:span text:style-name="T7">ThemeData.dark(),</text:span></text:p>
      <text:p text:style-name="P6"><text:s text:c="6"/><text:span text:style-name="T7">routes: {</text:span></text:p>
      <text:p text:style-name="P6"><text:s text:c="8"/><text:span text:style-name="T6">"/"</text:span><text:span text:style-name="T7">: (_) =&gt; WebviewScaffold(</text:span></text:p>
      <text:p text:style-name="P6"><text:s text:c="10"/><text:span text:style-name="T7">url: URL,</text:span></text:p>
      <text:p text:style-name="P6"><text:s text:c="10"/><text:span text:style-name="T7">withJavascript: </text:span><text:span text:style-name="T4">true</text:span><text:span text:style-name="T7">,</text:span></text:p>
      <text:p text:style-name="P6"><text:s text:c="10"/><text:span text:style-name="T7">withLocalStorage: </text:span><text:span text:style-name="T4">true</text:span><text:span text:style-name="T7">,</text:span></text:p>
      <text:p text:style-name="P6"><text:s text:c="10"/><text:span text:style-name="T7">appBar: AppBar(</text:span></text:p>
      <text:p text:style-name="P6"><text:s text:c="12"/><text:span text:style-name="T7">title: Text(TITLE),</text:span></text:p>
      <text:p text:style-name="P6"><text:s text:c="10"/><text:span text:style-name="T7">),</text:span></text:p>
      <text:p text:style-name="P6"><text:s text:c="8"/><text:span text:style-name="T7">),</text:span></text:p>
      <text:p text:style-name="P6"><text:s text:c="6"/><text:span text:style-name="T7">},</text:span></text:p>
      <text:p text:style-name="P6"><text:s text:c="4"/><text:span text:style-name="T7">);</text:span></text:p>
      <text:p text:style-name="P6"><text:s text:c="2"/><text:span text:style-name="T7">}</text:span></text:p>
      <text:p text:style-name="P8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arial" svg:font-family="arial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5</meta:editing-cycles>
    <meta:creation-date>2018-03-07T12:45:00</meta:creation-date>
    <dc:date>2018-08-10T10:58:21.172000000</dc:date>
    <meta:editing-duration>PT7M5S</meta:editing-duration>
    <meta:generator>LibreOffice/6.0.4.2$Windows_X86_64 LibreOffice_project/9b0d9b32d5dcda91d2f1a96dc04c645c450872bf</meta:generator>
    <meta:document-statistic meta:table-count="0" meta:image-count="0" meta:object-count="0" meta:page-count="2" meta:paragraph-count="37" meta:word-count="134" meta:character-count="1166" meta:non-whitespace-character-count="9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